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2" style:family="paragraph" style:parent-style-name="Standard">
      <style:text-properties style:font-name="Arial" fo:font-size="10pt" style:font-size-asian="10pt" style:font-name-complex="Arial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text-properties fo:color="#000000" style:font-name="Verdana" fo:font-size="10pt" style:font-size-asian="10pt" style:font-name-complex="Arial" style:font-size-complex="10pt"/>
    </style:style>
    <style:style style:name="P5" style:family="paragraph" style:parent-style-name="Standard"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Standard"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fo:font-size="10pt" style:font-size-asian="10pt"/>
    </style:style>
    <style:style style:name="P8" style:family="paragraph" style:parent-style-name="Standard">
      <style:text-properties fo:font-size="10pt" style:font-size-asian="10pt" style:font-weight-complex="normal"/>
    </style:style>
    <style:style style:name="P9" style:family="paragraph" style:parent-style-name="Standard">
      <style:text-properties style:font-name="Verdana" fo:font-size="10pt" style:font-size-asian="10pt"/>
    </style:style>
    <style:style style:name="P10" style:family="paragraph" style:parent-style-name="Standard">
      <style:text-properties style:font-name="Verdana" fo:font-size="10pt" style:font-size-asian="10pt" style:font-name-complex="Arial"/>
    </style:style>
    <style:style style:name="P11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12" style:family="paragraph" style:parent-style-name="Standard">
      <style:text-properties style:font-name="Verdana" fo:font-size="10pt" fo:language="es" fo:country="ES" fo:font-weight="bold" style:font-size-asian="10pt" style:font-weight-asian="bold" style:font-name-complex="Arial"/>
    </style:style>
    <style:style style:name="P13" style:family="paragraph" style:parent-style-name="Standard">
      <style:text-properties fo:color="#303030" style:font-name="Arial1" fo:font-size="8.25pt" fo:font-weight="bold" style:font-size-asian="10pt" style:font-weight-asian="bold" style:font-name-complex="Arial"/>
    </style:style>
    <style:style style:name="P14" style:family="paragraph" style:parent-style-name="Heading_20_1">
      <style:text-properties fo:color="#000000" style:font-name-complex="Arial" style:font-size-complex="12pt"/>
    </style:style>
    <style:style style:name="P15" style:family="paragraph" style:parent-style-name="Heading_20_4">
      <style:text-properties fo:font-size="10pt" style:font-size-asian="10pt"/>
    </style:style>
    <style:style style:name="P16" style:family="paragraph" style:parent-style-name="Standard" style:master-page-name="Standard">
      <style:paragraph-properties style:page-number="auto"/>
      <style:text-properties style:font-name="Arial" fo:font-size="8pt" fo:font-weight="bold" style:font-size-asian="8pt" style:font-weight-asian="bold"/>
    </style:style>
    <style:style style:name="P17" style:family="paragraph" style:parent-style-name="Standard">
      <style:text-properties fo:color="#000000" style:font-name="Verdana" fo:font-size="10pt" style:font-size-asian="10pt" style:font-name-complex="Arial" style:font-size-complex="10pt"/>
    </style:style>
    <style:style style:name="P18" style:family="paragraph" style:parent-style-name="Standard" style:list-style-name="L1">
      <style:text-properties style:font-name="Verdana1" fo:font-size="10pt" style:font-size-asian="10pt"/>
    </style:style>
    <style:style style:name="P19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20" style:family="paragraph" style:parent-style-name="Standard"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21" style:family="paragraph" style:parent-style-name="Standard">
      <style:text-properties style:font-name="Verdana" fo:font-size="10pt" style:font-size-asian="10pt"/>
    </style:style>
    <style:style style:name="P22" style:family="paragraph" style:parent-style-name="Heading_20_4">
      <style:text-properties style:font-name="Verdana" fo:font-size="10pt" fo:font-weight="bold" style:font-size-asian="10pt" style:font-weight-asian="bold" style:font-name-complex="Arial"/>
    </style:style>
    <style:style style:name="T1" style:family="text">
      <style:text-properties fo:color="#000000" fo:language="es" fo:country="ES" style:font-name-complex="Courier New" style:font-size-complex="10pt"/>
    </style:style>
    <style:style style:name="T2" style:family="text">
      <style:text-properties fo:font-weight="normal" style:font-weight-asian="normal"/>
    </style:style>
    <style:style style:name="T3" style:family="text">
      <style:text-properties fo:font-weight="bold" style:font-weight-asian="bold" style:font-name-complex="Ari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-start text:name="OLE_LINK7"/></text:p>
      <text:p text:style-name="P14">CREACIÓ D'UNA PLATAFORMA D'ENSENYAMENT ONLINE AMB MOODLE</text:p>
      <text:p text:style-name="P3"/>
      <text:p text:style-name="P1">Objectius</text:p>
      <text:p text:style-name="P1"/>
      <text:p text:style-name="P4">Conèixer els conceptes principals de l'ensenyament virtual i les aules virtuals.</text:p>
      <text:p text:style-name="P4">Aconseguir les habilitats necessàries per tal d'instal·lar Moodle i crear cursos i materials de forma autònoma.</text:p>
      <text:p text:style-name="P4">Fomentar un procés de detecció i millora envers la creació de materials de suport a l'activitat docent.</text:p>
      <text:p text:style-name="P4">Posar en marxa una plataforma d'ensenyament online mitjançant un projecte que es realitzarà durant les hores lectives del curs.</text:p>
      <text:p text:style-name="P4"/>
      <text:p text:style-name="P2"/>
      <text:p text:style-name="P15">Continguts</text:p>
      <text:p text:style-name="P7"/>
      <text:list text:style-name="L1">
        <text:list-item>
          <text:p text:style-name="P18">Introducció a l'ensenyament no presencial/semi-presencial. Aules virtuals.</text:p>
        </text:list-item>
        <text:list-item>
          <text:p text:style-name="P18">Instal·lació, configuració i manteniment de Moodle.</text:p>
        </text:list-item>
        <text:list-item>
          <text:p text:style-name="P18">Creació, configuració i manteniment de cursos.</text:p>
        </text:list-item>
        <text:list-item>
          <text:p text:style-name="P18">Gestió d'usuaris. Control de perfils (alumnes, professors i administradors).</text:p>
        </text:list-item>
        <text:list-item>
          <text:p text:style-name="P18">Gestió de recursos.</text:p>
        </text:list-item>
        <text:list-item>
          <text:p text:style-name="P18">Gestió d'activitats.</text:p>
        </text:list-item>
        <text:list-item>
          <text:p text:style-name="P18">Sistemes d'avaluació amb Moodle</text:p>
        </text:list-item>
        <text:list-item>
          <text:p text:style-name="P18">Creació d'un projecte aplicable</text:p>
        </text:list-item>
      </text:list>
      <text:p text:style-name="P8"/>
      <text:p text:style-name="P22"><text:bookmark-end text:name="OLE_LINK7"/>Dates i horari</text:p>
      <text:p text:style-name="P10"/>
      <text:p text:style-name="P10"/>
      <text:p text:style-name="P10"/>
      <text:p text:style-name="P11">Metodologia </text:p>
      <text:p text:style-name="P13"/>
      <text:p text:style-name="P5">Metodologia activa-participativa. El professorat que assisteixi al curs haurà de crear una plataforma d'ensenyament online amb Moodle que puguin aplicat als ensenyaments que imparteixen.</text:p>
      <text:p text:style-name="P5"/>
      <text:p text:style-name="P6">Avaluació</text:p>
      <text:p text:style-name="P11"/>
      <text:p text:style-name="P5">L'avaluació dels assistents es farà en funció d'activitats presencials i del projecte a desenvolupar durant el curs.</text:p>
      <text:p text:style-name="P11"/>
      <text:p text:style-name="P9"><text:span text:style-name="T3">Lloc </text:span><text:span text:style-name="T1"><text:s/></text:span></text:p>
      <text:p text:style-name="P9"><text:span text:style-name="T1"/></text:p>
      <text:p text:style-name="P9"><text:span text:style-name="T1"/></text:p>
      <text:p text:style-name="P12"/>
      <text:p text:style-name="P11">Professor</text:p>
      <text:p text:style-name="P11"/>
      <text:p text:style-name="P20">Sergi Tur Badenas</text:p>
      <text:p text:style-name="P11"/>
      <text:p text:style-name="P13"/>
      <text:p text:style-name="P13"/>
      <text:p text:style-name="P13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Courier New" svg:font-family="'Courier New'" style:font-family-generic="modern"/>
    <style:font-face style:name="Arial2" svg:font-family="Arial" style:font-pitch="variable"/>
    <style:font-face style:name="HG Mincho Light J" svg:font-family="'HG Mincho Light J'" style:font-pitch="variable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2" style:font-size-asian="12pt" style:language-asian="zxx" style:country-asian="none" style:font-name-complex="Arial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Arial2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keep-with-next="always"/>
      <style:text-properties fo:font-size="8pt" fo:font-weight="bold" style:font-size-asian="8pt" style:font-weight-asian="bold" style:font-size-complex="10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exto_20_independiente_20_2" style:display-name="Texto independiente 2" style:family="paragraph" style:parent-style-name="Standard">
      <style:paragraph-properties fo:margin-top="0cm" fo:margin-bottom="0.212cm" fo:line-height="200%"/>
      <style:text-properties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  <style:text-properties fo:language="es" fo:country="E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Verdana" style:font-name-asian="Times New Roman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Verdana" style:font-name-asian="Times New Roman" style:font-name-complex="Times New Roman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Verdana" style:font-name-asian="Times New Roman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Verdana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Fuente_20_de_20_párrafo_20_predeter." style:display-name="Fuente de párrafo predeter." style:family="text"/>
    <style:style style:name="font1" style:family="text" style:parent-style-name="Fuente_20_de_20_párrafo_20_predeter.">
      <style:text-properties fo:color="#335c85" style:text-line-through-style="none" style:font-name="Arial" fo:font-size="10pt" style:text-underline-style="none" style:font-size-asian="10pt" style:font-name-complex="Arial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1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1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1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1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1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2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318cm" text:min-label-width="0.199cm"/>
        <style:text-properties style:font-name="Verdana"/>
      </text:list-level-style-bullet>
      <text:list-level-style-bullet text:level="2" text:style-name="WW8Num3z1" style:num-suffix="." text:bullet-char="o">
        <style:list-level-properties text:space-before="2.223cm" text:min-label-width="0.635cm"/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space-before="3.493cm" text:min-label-width="0.635cm"/>
        <style:text-properties style:font-name="Wingdings"/>
      </text:list-level-style-bullet>
      <text:list-level-style-bullet text:level="4" text:style-name="WW8Num3z3" style:num-suffix="." text:bullet-char="">
        <style:list-level-properties text:space-before="4.763cm" text:min-label-width="0.635cm"/>
        <style:text-properties style:font-name="Symbol"/>
      </text:list-level-style-bullet>
      <text:list-level-style-bullet text:level="5" text:style-name="WW8Num3z1" style:num-suffix="." text:bullet-char="o">
        <style:list-level-properties text:space-before="6.033cm" text:min-label-width="0.635cm"/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space-before="7.303cm" text:min-label-width="0.635cm"/>
        <style:text-properties style:font-name="Wingdings"/>
      </text:list-level-style-bullet>
      <text:list-level-style-bullet text:level="7" text:style-name="WW8Num3z3" style:num-suffix="." text:bullet-char="">
        <style:list-level-properties text:space-before="8.573cm" text:min-label-width="0.635cm"/>
        <style:text-properties style:font-name="Symbol"/>
      </text:list-level-style-bullet>
      <text:list-level-style-bullet text:level="8" text:style-name="WW8Num3z1" style:num-suffix="." text:bullet-char="o">
        <style:list-level-properties text:space-before="9.843cm" text:min-label-width="0.635cm"/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space-before="11.11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style:num-suffix="." text:bullet-char="-">
        <style:list-level-properties text:min-label-width="0.199cm"/>
        <style:text-properties style:font-name="Verdana"/>
      </text:list-level-style-bullet>
      <text:list-level-style-bullet text:level="2" text:style-name="WW8Num4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2" style:num-suffix=".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z2" style:num-suffix=".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2" style:num-suffix=".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z2" style:num-suffix=".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title>2) Jordi Campos Miralles i Ramón Navarro Bosch han proposat el </dc:title>
    <meta:initial-creator>UPCnet</meta:initial-creator>
    <meta:creation-date>2005-10-05T14:52:00</meta:creation-date>
    <dc:creator>Sergi Badenas</dc:creator>
    <dc:date>2009-03-19T08:12:52</dc:date>
    <dc:language>ca-ES</dc:language>
    <meta:editing-cycles>31</meta:editing-cycles>
    <meta:editing-duration>PT3H49M3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3" meta:word-count="167" meta:character-count="1213"/>
  </office:meta>
</office:document-meta>
</file>